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T1_4" style:family="text">
      <style:text-properties fo:font-size="18pt" style:font-size-asian="18pt" style:font-size-complex="18pt" fo:font-weight="bold" style:font-weight-asian="bold" style:font-weight-complex="bold"/>
    </style:style>
    <style:style style:name="T1_5" style:family="text">
      <style:text-properties fo:font-size="18pt" style:font-size-asian="18pt" style:font-size-complex="18pt" fo:font-weight="bold" style:font-weight-asian="bold" style:font-weight-complex="bold"/>
    </style:style>
    <style:style style:name="T1_6" style:family="text">
      <style:text-properties fo:font-size="18pt" style:font-size-asian="18pt" style:font-size-complex="18pt" fo:font-weight="bold" style:font-weight-asian="bold" style:font-weight-complex="bold"/>
    </style:style>
    <style:style style:name="T1_7" style:family="text">
      <style:text-properties fo:font-size="18pt" style:font-size-asian="18pt" style:font-size-complex="18pt" fo:font-weight="bold" style:font-weight-asian="bold" style:font-weight-complex="bold"/>
    </style:style>
    <style:style style:name="T1_8" style:family="text">
      <style:text-properties fo:font-size="18pt" style:font-size-asian="18pt" style:font-size-complex="18pt" fo:font-weight="bold" style:font-weight-asian="bold" style:font-weight-complex="bold"/>
    </style:style>
    <style:style style:name="T1_9" style:family="text">
      <style:text-properties fo:font-size="18pt" style:font-size-asian="18pt" style:font-size-complex="18pt" fo:font-weight="bold" style:font-weight-asian="bold" style:font-weight-complex="bold"/>
    </style:style>
    <style:style style:name="Table1" style:family="table">
      <style:table-properties table:align="left" style:width="16.51cm" fo:margin-left="0.035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8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2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</office:automatic-styles>
  <office:body>
    <office:text>
      <text:p text:style-name="P1"><text:span text:style-name="T1_1">Plantilla</text:span><text:span text:style-name="T1_2"><text:s/></text:span><text:span text:style-name="T1_3">Especificación</text:span><text:span text:style-name="T1_4"><text:s/></text:span><text:span text:style-name="T1_5">Casos</text:span><text:span text:style-name="T1_6"><text:s/></text:span><text:span text:style-name="T1_7">de</text:span><text:span text:style-name="T1_8"><text:s/></text:span><text:span text:style-name="T1_9">Uso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ID</text:span><text:span text:style-name="T2_2"><text:s/></text:span><text:span text:style-name="T2_3">Caso</text:span><text:span text:style-name="T2_4"><text:s/></text:span><text:span text:style-name="T2_5">de</text:span><text:span text:style-name="T2_6"><text:s/></text:span><text:span text:style-name="T2_7">Uso</text:span></text:p>
          </table:table-cell>
          <table:table-cell table:style-name="Cell2">
            <text:p text:style-name="P3"><text:span text:style-name="T3_1">&lt;&lt;</text:span><text:span text:style-name="T3_2">Identificador</text:span><text:span text:style-name="T3_3"><text:s/></text:span><text:span text:style-name="T3_4">único</text:span><text:span text:style-name="T3_5"><text:s/></text:span><text:span text:style-name="T3_6">caso</text:span><text:span text:style-name="T3_7"><text:s/></text:span><text:span text:style-name="T3_8">de</text:span><text:span text:style-name="T3_9"><text:s/></text:span><text:span text:style-name="T3_10">uso</text:span><text:span text:style-name="T3_11">&gt;&gt;</text:span></text:p>
          </table:table-cell>
        </table:table-row>
        <table:table-row table:style-name="Row2">
          <table:table-cell table:style-name="Cell3">
            <text:p text:style-name="P4"><text:span text:style-name="T4_1">Caso</text:span><text:span text:style-name="T4_2"><text:s/></text:span><text:span text:style-name="T4_3">de</text:span><text:span text:style-name="T4_4"><text:s/></text:span><text:span text:style-name="T4_5">Uso</text:span></text:p>
          </table:table-cell>
          <table:table-cell table:style-name="Cell4">
            <text:p text:style-name="P5"><text:span text:style-name="T5_1">&lt;&lt;</text:span><text:span text:style-name="T5_2">Nombre</text:span><text:span text:style-name="T5_3"><text:s/></text:span><text:span text:style-name="T5_4">del</text:span><text:span text:style-name="T5_5"><text:s/></text:span><text:span text:style-name="T5_6">caso</text:span><text:span text:style-name="T5_7"><text:s/></text:span><text:span text:style-name="T5_8">de</text:span><text:span text:style-name="T5_9"><text:s/></text:span><text:span text:style-name="T5_10">uso</text:span><text:span text:style-name="T5_11">&gt;&gt;</text:span></text:p>
          </table:table-cell>
        </table:table-row>
        <table:table-row table:style-name="Row3">
          <table:table-cell table:style-name="Cell5">
            <text:p text:style-name="P6"><text:span text:style-name="T6_1">Autor</text:span></text:p>
          </table:table-cell>
          <table:table-cell table:style-name="Cell6">
            <text:p text:style-name="P7"><text:span text:style-name="T7_1">&lt;&lt;</text:span><text:span text:style-name="T7_2">Nombre</text:span><text:span text:style-name="T7_3"><text:s/></text:span><text:span text:style-name="T7_4">de</text:span><text:span text:style-name="T7_5"><text:s/></text:span><text:span text:style-name="T7_6">la</text:span><text:span text:style-name="T7_7"><text:s/></text:span><text:span text:style-name="T7_8">persona</text:span><text:span text:style-name="T7_9"><text:s/></text:span><text:span text:style-name="T7_10">quien</text:span><text:span text:style-name="T7_11"><text:s/></text:span><text:span text:style-name="T7_12">realizo</text:span><text:span text:style-name="T7_13"><text:s/></text:span><text:span text:style-name="T7_14">el</text:span><text:span text:style-name="T7_15"><text:s/></text:span><text:span text:style-name="T7_16">caso</text:span><text:span text:style-name="T7_17"><text:s/></text:span><text:span text:style-name="T7_18">de</text:span><text:span text:style-name="T7_19"><text:s/></text:span><text:span text:style-name="T7_20">uso</text:span><text:span text:style-name="T7_21">&gt;&gt;</text:span></text:p>
          </table:table-cell>
        </table:table-row>
        <table:table-row table:style-name="Row4">
          <table:table-cell table:style-name="Cell7">
            <text:p text:style-name="P8"><text:span text:style-name="T8_1">Fecha</text:span></text:p>
          </table:table-cell>
          <table:table-cell table:style-name="Cell8">
            <text:p text:style-name="P9"><text:span text:style-name="T9_1">&lt;&lt;</text:span><text:span text:style-name="T9_2">Fecha</text:span><text:span text:style-name="T9_3"><text:s/></text:span><text:span text:style-name="T9_4">creación</text:span><text:span text:style-name="T9_5"><text:s/></text:span><text:span text:style-name="T9_6">del</text:span><text:span text:style-name="T9_7"><text:s/></text:span><text:span text:style-name="T9_8">caso</text:span><text:span text:style-name="T9_9"><text:s/></text:span><text:span text:style-name="T9_10">de</text:span><text:span text:style-name="T9_11"><text:s/></text:span><text:span text:style-name="T9_12">uso</text:span><text:span text:style-name="T9_13">&gt;&gt;</text:span></text:p>
          </table:table-cell>
        </table:table-row>
        <table:table-row table:style-name="Row5">
          <table:table-cell table:style-name="Cell9">
            <text:p text:style-name="P10"><text:span text:style-name="T10_1">Descripción</text:span></text:p>
            <text:p text:style-name="P11"><text:span text:style-name="T11_1">&lt;&lt;</text:span><text:span text:style-name="T11_2">pequeño</text:span><text:span text:style-name="T11_3"><text:s/></text:span><text:span text:style-name="T11_4">resumen</text:span><text:span text:style-name="T11_5"><text:s/></text:span><text:span text:style-name="T11_6">del</text:span><text:span text:style-name="T11_7"><text:s/></text:span><text:span text:style-name="T11_8">caso</text:span><text:span text:style-name="T11_9"><text:s/></text:span><text:span text:style-name="T11_10">de</text:span><text:span text:style-name="T11_11"><text:s/></text:span><text:span text:style-name="T11_12">uso</text:span><text:span text:style-name="T11_13">&gt;&gt;</text:span></text:p>
          </table:table-cell>
          <table:table-cell table:style-name="Cell10">
            <text:p text:style-name="P12"/>
          </table:table-cell>
        </table:table-row>
        <table:table-row table:style-name="Row6">
          <table:table-cell table:style-name="Cell11">
            <text:p text:style-name="P13"><text:span text:style-name="T13_1">Actores</text:span></text:p>
            <text:p text:style-name="P14"><text:span text:style-name="T14_1">&lt;&lt;</text:span><text:span text:style-name="T14_2">Se</text:span><text:span text:style-name="T14_3"><text:s/></text:span><text:span text:style-name="T14_4">indica</text:span><text:span text:style-name="T14_5"><text:s/></text:span><text:span text:style-name="T14_6">los</text:span><text:span text:style-name="T14_7"><text:s/></text:span><text:span text:style-name="T14_8">usuarios</text:span><text:span text:style-name="T14_9"><text:s/></text:span><text:span text:style-name="T14_10">que</text:span><text:span text:style-name="T14_11"><text:s/></text:span><text:span text:style-name="T14_12">interactúan</text:span><text:span text:style-name="T14_13"><text:s/></text:span><text:span text:style-name="T14_14">con</text:span><text:span text:style-name="T14_15"><text:s/></text:span><text:span text:style-name="T14_16">el</text:span><text:span text:style-name="T14_17"><text:s/></text:span><text:span text:style-name="T14_18">caso</text:span><text:span text:style-name="T14_19"><text:s/></text:span><text:span text:style-name="T14_20">de</text:span><text:span text:style-name="T14_21"><text:s/></text:span><text:span text:style-name="T14_22">uso</text:span><text:span text:style-name="T14_23">&gt;&gt;</text:span></text:p>
          </table:table-cell>
          <table:table-cell table:style-name="Cell12">
            <text:p text:style-name="P15"/>
          </table:table-cell>
        </table:table-row>
        <table:table-row table:style-name="Row7">
          <table:table-cell table:style-name="Cell13">
            <text:p text:style-name="P16"><text:span text:style-name="T16_1">Precondiciones</text:span></text:p>
            <text:p text:style-name="P17"><text:span text:style-name="T17_1">&lt;&lt;</text:span><text:span text:style-name="T17_2">Condiciones</text:span><text:span text:style-name="T17_3"><text:s/></text:span><text:span text:style-name="T17_4">que</text:span><text:span text:style-name="T17_5"><text:s/></text:span><text:span text:style-name="T17_6">deben</text:span><text:span text:style-name="T17_7"><text:s/></text:span><text:span text:style-name="T17_8">pasar</text:span><text:span text:style-name="T17_9"><text:s/></text:span><text:span text:style-name="T17_10">antes</text:span><text:span text:style-name="T17_11"><text:s/></text:span><text:span text:style-name="T17_12">que</text:span><text:span text:style-name="T17_13"><text:s/></text:span><text:span text:style-name="T17_14">el</text:span><text:span text:style-name="T17_15"><text:s/></text:span><text:span text:style-name="T17_16">caso</text:span><text:span text:style-name="T17_17"><text:s/></text:span><text:span text:style-name="T17_18">de</text:span><text:span text:style-name="T17_19"><text:s/></text:span><text:span text:style-name="T17_20">uso</text:span><text:span text:style-name="T17_21"><text:s/></text:span><text:span text:style-name="T17_22">sea</text:span><text:span text:style-name="T17_23"><text:s/></text:span><text:span text:style-name="T17_24">ejecutado</text:span><text:span text:style-name="T17_25">&gt;&gt;</text:span></text:p>
          </table:table-cell>
          <table:table-cell table:style-name="Cell14">
            <text:p text:style-name="P18"/>
          </table:table-cell>
        </table:table-row>
        <table:table-row table:style-name="Row8">
          <table:table-cell table:style-name="Cell15">
            <text:p text:style-name="P19"><text:span text:style-name="T19_1">Flujo</text:span><text:span text:style-name="T19_2"><text:s/></text:span><text:span text:style-name="T19_3">Caso</text:span><text:span text:style-name="T19_4"><text:s/></text:span><text:span text:style-name="T19_5">de</text:span><text:span text:style-name="T19_6"><text:s/></text:span><text:span text:style-name="T19_7">Uso</text:span></text:p>
            <text:p text:style-name="P20"><text:span text:style-name="T20_1">&lt;&lt;</text:span><text:span text:style-name="T20_2">Descripción</text:span><text:span text:style-name="T20_3"><text:s/></text:span><text:span text:style-name="T20_4">detalla</text:span><text:span text:style-name="T20_5"><text:s/></text:span><text:span text:style-name="T20_6">del</text:span><text:span text:style-name="T20_7"><text:s/></text:span><text:span text:style-name="T20_8">flujo</text:span><text:span text:style-name="T20_9"><text:s/></text:span><text:span text:style-name="T20_10">del</text:span><text:span text:style-name="T20_11"><text:s/></text:span><text:span text:style-name="T20_12">caso</text:span><text:span text:style-name="T20_13"><text:s/></text:span><text:span text:style-name="T20_14">de</text:span><text:span text:style-name="T20_15"><text:s/></text:span><text:span text:style-name="T20_16">uso</text:span><text:span text:style-name="T20_17">&gt;&gt;</text:span></text:p>
          </table:table-cell>
          <table:table-cell table:style-name="Cell16">
            <text:p text:style-name="P21"/>
          </table:table-cell>
        </table:table-row>
        <table:table-row table:style-name="Row9">
          <table:table-cell table:style-name="Cell17">
            <text:p text:style-name="P22"><text:span text:style-name="T22_1">Postcondiciones</text:span></text:p>
            <text:p text:style-name="P23"><text:span text:style-name="T23_1">&lt;&lt;</text:span><text:span text:style-name="T23_2">Condiciones</text:span><text:span text:style-name="T23_3"><text:s/></text:span><text:span text:style-name="T23_4">que</text:span><text:span text:style-name="T23_5"><text:s/></text:span><text:span text:style-name="T23_6">se</text:span><text:span text:style-name="T23_7"><text:s/></text:span><text:span text:style-name="T23_8">generan</text:span><text:span text:style-name="T23_9"><text:s/></text:span><text:span text:style-name="T23_10">al</text:span><text:span text:style-name="T23_11"><text:s/></text:span><text:span text:style-name="T23_12">momento</text:span><text:span text:style-name="T23_13"><text:s/></text:span><text:span text:style-name="T23_14">de</text:span><text:span text:style-name="T23_15"><text:s/></text:span><text:span text:style-name="T23_16">terminar</text:span><text:span text:style-name="T23_17"><text:s/></text:span><text:span text:style-name="T23_18">el</text:span><text:span text:style-name="T23_19"><text:s/></text:span><text:span text:style-name="T23_20">caso</text:span><text:span text:style-name="T23_21"><text:s/></text:span><text:span text:style-name="T23_22">de</text:span><text:span text:style-name="T23_23"><text:s/></text:span><text:span text:style-name="T23_24">uso</text:span><text:span text:style-name="T23_25">&gt;&gt;</text:span></text:p>
          </table:table-cell>
          <table:table-cell table:style-name="Cell18">
            <text:p text:style-name="P24"/>
          </table:table-cell>
        </table:table-row>
      </table:table>
      <text:p text:style-name="P25"/>
      <text:p text:style-name="P26"><text:span text:style-name="T26_1"><text:tab/><text:tab/><text:tab/><text:tab/><text:tab/><text:tab/><text:tab/><text:tab/><text:tab/></text:span><text:span text:style-name="T26_2">Hecho</text:span><text:span text:style-name="T26_3"><text:s/></text:span><text:span text:style-name="T26_4">por</text:span><text:span text:style-name="T26_5"><text:s/></text:span><text:span text:style-name="T26_6">beatriz</text:span><text:span text:style-name="T26_7"><text:s/></text:span><text:span text:style-name="T26_8">y</text:span><text:span text:style-name="T26_9"><text:s/></text:span><text:span text:style-name="T26_10">federico</text:span><text:span text:style-name="T26_11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